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46.21mm"/>
    </style:style>
    <style:style style:name="co5" style:family="table-column">
      <style:table-column-properties fo:break-before="auto" style:column-width="37.64mm"/>
    </style:style>
    <style:style style:name="co6" style:family="table-column">
      <style:table-column-properties fo:break-before="auto" style:column-width="27.69mm"/>
    </style:style>
    <style:style style:name="co7" style:family="table-column">
      <style:table-column-properties fo:break-before="auto" style:column-width="66.39mm"/>
    </style:style>
    <style:style style:name="co8" style:family="table-column">
      <style:table-column-properties fo:break-before="auto" style:column-width="71.1mm"/>
    </style:style>
    <style:style style:name="co9" style:family="table-column">
      <style:table-column-properties fo:break-before="auto" style:column-width="44.29mm"/>
    </style:style>
    <style:style style:name="co10" style:family="table-column">
      <style:table-column-properties fo:break-before="auto" style:column-width="50.36mm"/>
    </style:style>
    <style:style style:name="co11" style:family="table-column">
      <style:table-column-properties fo:break-before="auto" style:column-width="24.66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46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VAILABLE COLOUR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1" table:number-columns-repeated="3" table:default-cell-style-name="ce2"/>
        <table:table-column table:style-name="co1" table:number-columns-repeated="1001" table:default-cell-style-name="Default"/>
        <table:table-row table:style-name="ro1">
          <table:table-cell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SILVER</text:p>
          </table:table-cell>
          <table:table-cell table:style-name="ce4" table:number-columns-repeated="1001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ELENIUM</text:p>
          </table:table-cell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COPPER</text:p>
          </table:table-cell>
          <table:table-cell table:style-name="ce3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LUMINIUM</text:p>
          </table:table-cell>
          <table:table-cell office:value-type="string" calcext:value-type="string">
            <text:p>SULPHUR</text:p>
          </table:table-cell>
          <table:table-cell table:style-name="ce3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CHLORINE</text:p>
          </table:table-cell>
          <table:table-cell office:value-type="string" calcext:value-type="string">
            <text:p>URANIUM</text:p>
          </table:table-cell>
          <table:table-cell table:style-name="ce3" table:number-columns-repeated="8"/>
          <table:table-cell table:number-columns-repeated="1001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FLUORINE</text:p>
          </table:table-cell>
          <table:table-cell table:number-columns-repeated="2"/>
          <table:table-cell table:style-name="ce3" table:number-columns-repeated="7"/>
          <table:table-cell table:number-columns-repeated="1001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3"/>
          <table:table-cell office:value-type="string" calcext:value-type="string">
            <text:p>PLUTONIUM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PHOSPHOROUS</text:p>
          </table:table-cell>
          <table:table-cell table:style-name="ce3" table:number-columns-repeated="6"/>
          <table:table-cell table:number-columns-repeated="1001"/>
        </table:table-row>
        <table:table-row table:style-name="ro1">
          <table:table-cell office:value-type="string" calcext:value-type="string">
            <text:p>VIOLET</text:p>
          </table:table-cell>
          <table:table-cell table:number-columns-repeated="3"/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ARGON</text:p>
          </table:table-cell>
          <table:table-cell table:style-name="ce3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5"/>
          <table:table-cell office:value-type="string" calcext:value-type="string">
            <text:p>VANADIUM</text:p>
          </table:table-cell>
          <table:table-cell/>
          <table:table-cell office:value-type="string" calcext:value-type="string">
            <text:p>CARBON</text:p>
          </table:table-cell>
          <table:table-cell table:style-name="ce3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BORON</text:p>
          </table:table-cell>
          <table:table-cell/>
          <table:table-cell table:style-name="ce3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/>
          <table:table-cell office:value-type="string" calcext:value-type="string">
            <text:p>CHROMIUM</text:p>
          </table:table-cell>
          <table:table-cell office:value-type="string" calcext:value-type="string">
            <text:p>OXYGEN</text:p>
          </table:table-cell>
          <table:table-cell table:number-columns-repeated="2"/>
          <table:table-cell office:value-type="string" calcext:value-type="string">
            <text:p>NITROGEN</text:p>
          </table:table-cell>
          <table:table-cell/>
          <table:table-cell office:value-type="string" calcext:value-type="string">
            <text:p>HELIUM</text:p>
          </table:table-cell>
          <table:table-cell table:style-name="ce3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GOLD_</text:p>
          </table:table-cell>
          <table:table-cell/>
          <table:table-cell office:value-type="string" calcext:value-type="string">
            <text:p>HYDROGEN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POTASSIUM</text:p>
          </table:table-cell>
          <table:table-cell table:number-columns-repeated="5"/>
          <table:table-cell office:value-type="string" calcext:value-type="string">
            <text:p>GOLD</text:p>
          </table:table-cell>
          <table:table-cell table:style-name="ce3"/>
          <table:table-cell table:number-columns-repeated="1001"/>
        </table:table-row>
        <table:table-row table:style-name="ro1">
          <table:table-cell office:value-type="string" calcext:value-type="string">
            <text:p>SILVER_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SILICON</text:p>
          </table:table-cell>
          <table:table-cell table:number-columns-repeated="2"/>
          <table:table-cell office:value-type="string" calcext:value-type="string">
            <text:p>MAGNESIUM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SILVER</text:p>
          </table:table-cell>
          <table:table-cell table:number-columns-repeated="1001"/>
        </table:table-row>
        <table:table-row table:style-name="ro1" table:number-rows-repeated="4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CANDIUM</text:p>
          </table:table-cell>
          <table:table-cell table:style-name="Default"/>
          <table:table-cell table:style-name="Default" office:value-type="string" calcext:value-type="string">
            <text:p>SILVER WHI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ITANIUM</text:p>
          </table:table-cell>
          <table:table-cell table:style-name="Default"/>
          <table:table-cell table:style-name="Default" office:value-type="string" calcext:value-type="string">
            <text:p>SILVER GREY WHI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ANGANESE</text:p>
          </table:table-cell>
          <table:table-cell table:style-name="Default"/>
          <table:table-cell table:style-name="Default" office:value-type="string" calcext:value-type="string">
            <text:p>SILVE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UMINIUM</text:p>
          </table:table-cell>
          <table:table-cell table:style-name="Default"/>
          <table:table-cell table:style-name="Default" office:value-type="string" calcext:value-type="string">
            <text:p>SILVER GRE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ALLIUM</text:p>
          </table:table-cell>
          <table:table-cell table:style-name="Default"/>
          <table:table-cell table:style-name="Default" office:value-type="string" calcext:value-type="string">
            <text:p>SILVER-BLUE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ELEMENT PROPERTIES" table:style-name="ta1">
        <office:forms form:automatic-focus="false" form:apply-design-mode="false"/>
        <table:table-column table:style-name="co4" table:default-cell-style-name="ce6"/>
        <table:table-column table:style-name="co1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2" table:default-cell-style-name="ce9"/>
        <table:table-column table:style-name="co1" table:number-columns-repeated="1008" table:default-cell-style-name="Default"/>
        <table:table-row table:style-name="ro1">
          <table:table-cell table:style-name="ce5" office:value-type="string" calcext:value-type="string">
            <text:p>ELEMENT</text:p>
          </table:table-cell>
          <table:table-cell table:style-name="ce8" office:value-type="string" calcext:value-type="string">
            <text:p>CHARGE</text:p>
          </table:table-cell>
          <table:table-cell table:style-name="ce8" office:value-type="string" calcext:value-type="string">
            <text:p>SPARE SLOTS</text:p>
          </table:table-cell>
          <table:table-cell table:style-name="ce8" office:value-type="string" calcext:value-type="string">
            <text:p>WIKI COLOUR</text:p>
          </table:table-cell>
          <table:table-cell table:style-name="ce8" office:value-type="string" calcext:value-type="string">
            <text:p>COLOUR 1</text:p>
          </table:table-cell>
          <table:table-cell table:style-name="ce8" office:value-type="string" calcext:value-type="string">
            <text:p>COLOUR 2</text:p>
          </table:table-cell>
          <table:table-cell table:style-name="ce8" office:value-type="string" calcext:value-type="string">
            <text:p>EARTH STATE</text:p>
          </table:table-cell>
          <table:table-cell table:style-name="ce8" office:value-type="string" calcext:value-type="string">
            <text:p>ABUNDANCE EARTH CRUST (KG/KG)</text:p>
          </table:table-cell>
          <table:table-cell table:style-name="ce8" office:value-type="string" calcext:value-type="string">
            <text:p>ABUNDANCE EARTH ADAPTED (KG/KG)</text:p>
          </table:table-cell>
          <table:table-cell table:style-name="ce8" office:value-type="string" calcext:value-type="string">
            <text:p>ABUNDANCE EARTH (%)</text:p>
          </table:table-cell>
          <table:table-cell table:style-name="ce11" office:value-type="string" calcext:value-type="string">
            <text:p>ABUNDANCE UNIVERSE (%)</text:p>
          </table:table-cell>
          <table:table-cell table:style-name="ce8" office:value-type="string" calcext:value-type="string">
            <text:p>ATOMIC NO.</text:p>
          </table:table-cell>
          <table:table-cell table:style-name="ce8" office:value-type="string" calcext:value-type="string">
            <text:p>MELTING POINT</text:p>
          </table:table-cell>
          <table:table-cell table:style-name="ce8" office:value-type="string" calcext:value-type="string">
            <text:p>BOILING POINT</text:p>
          </table:table-cell>
          <table:table-cell table:style-name="ce8" table:number-columns-repeated="2"/>
          <table:table-cell table:style-name="ce4" table:number-columns-repeated="1008"/>
        </table:table-row>
        <table:table-row table:style-name="ro1">
          <table:table-cell office:value-type="string" calcext:value-type="string">
            <text:p>HYDROG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OURLESS</text:p>
          </table:table-cell>
          <table:table-cell table:formula="of:=VLOOKUP([.A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OLOURLESS</text:p>
          </table:table-cell>
          <table:table-cell office:value-type="string" calcext:value-type="string">
            <text:p>GAS</text:p>
          </table:table-cell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style-name="ce10" table:formula="of:=[.I2]/[.$I$55]" office:value-type="percentage" office:value="0.376166097268747" calcext:value-type="percentage">
            <text:p>37.6166%</text:p>
          </table:table-cell>
          <table:table-cell office:value-type="float" office:value="75" calcext:value-type="float">
            <text:p>75.0000000000</text:p>
          </table:table-cell>
          <table:table-cell office:value-type="float" office:value="1" calcext:value-type="float">
            <text:p>1</text:p>
          </table:table-cell>
          <table:table-cell office:value-type="float" office:value="-259" calcext:value-type="float">
            <text:p>-259</text:p>
          </table:table-cell>
          <table:table-cell office:value-type="float" office:value="-252" calcext:value-type="float">
            <text:p>-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OUDY</text:p>
          </table:table-cell>
          <table:table-cell table:formula="of:=VLOOKUP([.A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GAS</text:p>
          </table:table-cell>
          <table:table-cell table:formula="of:=0.000089" office:value-type="float" office:value="0.000089" calcext:value-type="float">
            <text:p>8.9E-05</text:p>
          </table:table-cell>
          <table:table-cell office:value-type="float" office:value="0.0089" calcext:value-type="float">
            <text:p>0.0089</text:p>
          </table:table-cell>
          <table:table-cell table:style-name="ce10" table:formula="of:=[.I3]/[.$I$55]" office:value-type="percentage" office:value="0.0000836969566422963" calcext:value-type="percentage">
            <text:p>0.0084%</text:p>
          </table:table-cell>
          <table:table-cell office:value-type="float" office:value="23" calcext:value-type="float">
            <text:p>23.0000000000</text:p>
          </table:table-cell>
          <table:table-cell office:value-type="float" office:value="2" calcext:value-type="float">
            <text:p>2</text:p>
          </table:table-cell>
          <table:table-cell office:value-type="float" office:value="-273" calcext:value-type="float">
            <text:p>-273</text:p>
          </table:table-cell>
          <table:table-cell office:value-type="float" office:value="-268" calcext:value-type="float">
            <text:p>-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THI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 WHITE</text:p>
          </table:table-cell>
          <table:table-cell table:formula="of:=VLOOKUP([.A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table:formula="of:=0.00002" office:value-type="float" office:value="0.00002" calcext:value-type="float">
            <text:p>2E-05</text:p>
          </table:table-cell>
          <table:table-cell office:value-type="float" office:value="0.002" calcext:value-type="float">
            <text:p>0.002</text:p>
          </table:table-cell>
          <table:table-cell table:style-name="ce10" table:formula="of:=[.I4]/[.$I$55]" office:value-type="percentage" office:value="0.0000188083048634374" calcext:value-type="percentage">
            <text:p>0.0019%</text:p>
          </table:table-cell>
          <table:table-cell table:formula="of:=0.0000006" office:value-type="float" office:value="0.0000006" calcext:value-type="float">
            <text:p>0.000000600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330" calcext:value-type="float">
            <text:p>13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YLLI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 GREY</text:p>
          </table:table-cell>
          <table:table-cell table:formula="of:=VLOOKUP([.A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WHITE GREY</text:p>
          </table:table-cell>
          <table:table-cell office:value-type="string" calcext:value-type="string">
            <text:p>SOLID</text:p>
          </table:table-cell>
          <table:table-cell table:formula="of:=0.00028" office:value-type="float" office:value="0.00028" calcext:value-type="float">
            <text:p>0.00028</text:p>
          </table:table-cell>
          <table:table-cell office:value-type="float" office:value="0.028" calcext:value-type="float">
            <text:p>0.028</text:p>
          </table:table-cell>
          <table:table-cell table:style-name="ce10" table:formula="of:=[.I5]/[.$I$55]" office:value-type="percentage" office:value="0.000263316268088123" calcext:value-type="percentage">
            <text:p>0.0263%</text:p>
          </table:table-cell>
          <table:table-cell table:formula="of:=0.0000001" office:value-type="float" office:value="0.0000001" calcext:value-type="float">
            <text:p>0.0000001000</text:p>
          </table:table-cell>
          <table:table-cell office:value-type="float" office:value="4" calcext:value-type="float">
            <text:p>4</text:p>
          </table:table-cell>
          <table:table-cell office:value-type="float" office:value="1287" calcext:value-type="float">
            <text:p>1287</text:p>
          </table:table-cell>
          <table:table-cell office:value-type="float" office:value="2469" calcext:value-type="float">
            <text:p>2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-BROWN</text:p>
          </table:table-cell>
          <table:table-cell table:formula="of:=VLOOKUP([.A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ACK-BROWN</text:p>
          </table:table-cell>
          <table:table-cell office:value-type="string" calcext:value-type="string">
            <text:p>SOLID</text:p>
          </table:table-cell>
          <table:table-cell table:formula="of:=0.00001"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table:style-name="ce10" table:formula="of:=[.I6]/[.$I$55]" office:value-type="percentage" office:value="0.00000940415243171868" calcext:value-type="percentage">
            <text:p>0.0009%</text:p>
          </table:table-cell>
          <table:table-cell table:formula="of:=0.0000001" office:value-type="float" office:value="0.0000001" calcext:value-type="float">
            <text:p>0.0000001000</text:p>
          </table:table-cell>
          <table:table-cell office:value-type="float" office:value="5" calcext:value-type="float">
            <text:p>5</text:p>
          </table:table-cell>
          <table:table-cell office:value-type="float" office:value="2076" calcext:value-type="float">
            <text:p>2076</text:p>
          </table:table-cell>
          <table:table-cell office:value-type="float" office:value="3927" calcext:value-type="float">
            <text:p>3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ACK</text:p>
          </table:table-cell>
          <table:table-cell table:formula="of:=VLOOKUP([.A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OLID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" calcext:value-type="float">
            <text:p>0.02</text:p>
          </table:table-cell>
          <table:table-cell table:style-name="ce10" table:formula="of:=[.I7]/[.$I$55]" office:value-type="percentage" office:value="0.000188083048634374" calcext:value-type="percentage">
            <text:p>0.0188%</text:p>
          </table:table-cell>
          <table:table-cell office:value-type="float" office:value="0.5" calcext:value-type="float">
            <text:p>0.5000000000</text:p>
          </table:table-cell>
          <table:table-cell office:value-type="float" office:value="6" calcext:value-type="float">
            <text:p>6</text:p>
          </table:table-cell>
          <table:table-cell office:value-type="float" office:value="3527" calcext:value-type="float">
            <text:p>3527</text:p>
          </table:table-cell>
          <table:table-cell office:value-type="float" office:value="4027" calcext:value-type="float">
            <text:p>4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COLOURLESS</text:p>
          </table:table-cell>
          <table:table-cell table:formula="of:=VLOOKUP([.A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OLOURLESS</text:p>
          </table:table-cell>
          <table:table-cell office:value-type="string" calcext:value-type="string">
            <text:p>GAS</text:p>
          </table:table-cell>
          <table:table-cell office:value-type="float" office:value="0.00000019" calcext:value-type="float">
            <text:p>1.9E-07</text:p>
          </table:table-cell>
          <table:table-cell office:value-type="float" office:value="8" calcext:value-type="float">
            <text:p>8</text:p>
          </table:table-cell>
          <table:table-cell table:style-name="ce10" table:formula="of:=[.I8]/[.$I$55]" office:value-type="percentage" office:value="0.0752332194537495" calcext:value-type="percentage">
            <text:p>7.5233%</text:p>
          </table:table-cell>
          <table:table-cell office:value-type="float" office:value="0.1" calcext:value-type="float">
            <text:p>0.1000000000</text:p>
          </table:table-cell>
          <table:table-cell office:value-type="float" office:value="7" calcext:value-type="float">
            <text:p>7</text:p>
          </table:table-cell>
          <table:table-cell office:value-type="float" office:value="-210" calcext:value-type="float">
            <text:p>-210</text:p>
          </table:table-cell>
          <table:table-cell office:value-type="float" office:value="-195" calcext:value-type="float">
            <text:p>-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ALE BLUE</text:p>
          </table:table-cell>
          <table:table-cell table:formula="of:=VLOOKUP([.A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PALE BLUE</text:p>
          </table:table-cell>
          <table:table-cell office:value-type="string" calcext:value-type="string">
            <text:p>GAS</text:p>
          </table:table-cell>
          <table:table-cell office:value-type="float" office:value="0.461" calcext:value-type="float">
            <text:p>0.461</text:p>
          </table:table-cell>
          <table:table-cell office:value-type="float" office:value="20" calcext:value-type="float">
            <text:p>20</text:p>
          </table:table-cell>
          <table:table-cell table:style-name="ce10" table:formula="of:=[.I9]/[.$I$55]" office:value-type="percentage" office:value="0.188083048634374" calcext:value-type="percentage">
            <text:p>18.8083%</text:p>
          </table:table-cell>
          <table:table-cell office:value-type="float" office:value="1" calcext:value-type="float">
            <text:p>1.0000000000</text:p>
          </table:table-cell>
          <table:table-cell office:value-type="float" office:value="8" calcext:value-type="float">
            <text:p>8</text:p>
          </table:table-cell>
          <table:table-cell office:value-type="float" office:value="-218" calcext:value-type="float">
            <text:p>-218</text:p>
          </table:table-cell>
          <table:table-cell office:value-type="float" office:value="-182" calcext:value-type="float">
            <text:p>-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UOR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YELLOW</text:p>
          </table:table-cell>
          <table:table-cell table:formula="of:=VLOOKUP([.A1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AS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585" calcext:value-type="float">
            <text:p>0.0585</text:p>
          </table:table-cell>
          <table:table-cell table:style-name="ce10" table:formula="of:=[.I10]/[.$I$55]" office:value-type="percentage" office:value="0.000550142917255543" calcext:value-type="percentage">
            <text:p>0.0550%</text:p>
          </table:table-cell>
          <table:table-cell office:value-type="float" office:value="0.00004" calcext:value-type="float">
            <text:p>0.0000400000</text:p>
          </table:table-cell>
          <table:table-cell office:value-type="float" office:value="9" calcext:value-type="float">
            <text:p>9</text:p>
          </table:table-cell>
          <table:table-cell office:value-type="float" office:value="-219" calcext:value-type="float">
            <text:p>-219</text:p>
          </table:table-cell>
          <table:table-cell office:value-type="float" office:value="-188" calcext:value-type="float">
            <text:p>-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ANGE-RED</text:p>
          </table:table-cell>
          <table:table-cell table:formula="of:=VLOOKUP([.A1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ORANGE-RED</text:p>
          </table:table-cell>
          <table:table-cell office:value-type="string" calcext:value-type="string">
            <text:p>GAS</text:p>
          </table:table-cell>
          <table:table-cell table:formula="of:=0.00005" office:value-type="float" office:value="0.00005" calcext:value-type="float">
            <text:p>5E-05</text:p>
          </table:table-cell>
          <table:table-cell office:value-type="float" office:value="0.005" calcext:value-type="float">
            <text:p>0.005</text:p>
          </table:table-cell>
          <table:table-cell table:style-name="ce10" table:formula="of:=[.I11]/[.$I$55]" office:value-type="percentage" office:value="0.0000470207621585934" calcext:value-type="percentage">
            <text:p>0.0047%</text:p>
          </table:table-cell>
          <table:table-cell office:value-type="float" office:value="0.13" calcext:value-type="float">
            <text:p>0.1300000000</text:p>
          </table:table-cell>
          <table:table-cell office:value-type="float" office:value="10" calcext:value-type="float">
            <text:p>10</text:p>
          </table:table-cell>
          <table:table-cell office:value-type="float" office:value="-248" calcext:value-type="float">
            <text:p>-248</text:p>
          </table:table-cell>
          <table:table-cell office:value-type="float" office:value="-246" calcext:value-type="float">
            <text:p>-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 WHITE</text:p>
          </table:table-cell>
          <table:table-cell table:formula="of:=VLOOKUP([.A1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table:formula="of:=0.0236" office:value-type="float" office:value="0.0236" calcext:value-type="float">
            <text:p>0.0236</text:p>
          </table:table-cell>
          <table:table-cell office:value-type="float" office:value="2.36" calcext:value-type="float">
            <text:p>2.36</text:p>
          </table:table-cell>
          <table:table-cell table:style-name="ce10" table:formula="of:=[.I12]/[.$I$55]" office:value-type="percentage" office:value="0.0221937997388561" calcext:value-type="percentage">
            <text:p>2.2194%</text:p>
          </table:table-cell>
          <table:table-cell office:value-type="float" office:value="0.002" calcext:value-type="float">
            <text:p>0.002000000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1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table:formula="of:=0.0233" office:value-type="float" office:value="0.0233" calcext:value-type="float">
            <text:p>0.0233</text:p>
          </table:table-cell>
          <table:table-cell office:value-type="float" office:value="2.33" calcext:value-type="float">
            <text:p>2.33</text:p>
          </table:table-cell>
          <table:table-cell table:style-name="ce10" table:formula="of:=[.I13]/[.$I$55]" office:value-type="percentage" office:value="0.0219116751659045" calcext:value-type="percentage">
            <text:p>2.1912%</text:p>
          </table:table-cell>
          <table:table-cell office:value-type="float" office:value="0.059" calcext:value-type="float">
            <text:p>0.0590000000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float" office:value="1090" calcext:value-type="float">
            <text:p>10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1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823" calcext:value-type="float">
            <text:p>0.0823</text:p>
          </table:table-cell>
          <table:table-cell office:value-type="float" office:value="8.23" calcext:value-type="float">
            <text:p>8.23</text:p>
          </table:table-cell>
          <table:table-cell table:style-name="ce10" table:formula="of:=[.I14]/[.$I$55]" office:value-type="percentage" office:value="0.0773961745130448" calcext:value-type="percentage">
            <text:p>7.7396%</text:p>
          </table:table-cell>
          <table:table-cell office:value-type="float" office:value="0.005" calcext:value-type="float">
            <text:p>0.0050000000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float" office:value="2470" calcext:value-type="float">
            <text:p>24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LVER BLUE</text:p>
          </table:table-cell>
          <table:table-cell table:formula="of:=VLOOKUP([.A1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BLUE</text:p>
          </table:table-cell>
          <table:table-cell office:value-type="string" calcext:value-type="string">
            <text:p>SOLID</text:p>
          </table:table-cell>
          <table:table-cell office:value-type="float" office:value="0.282" calcext:value-type="float">
            <text:p>0.282</text:p>
          </table:table-cell>
          <table:table-cell office:value-type="float" office:value="10" calcext:value-type="float">
            <text:p>10</text:p>
          </table:table-cell>
          <table:table-cell table:style-name="ce10" table:formula="of:=[.I15]/[.$I$55]" office:value-type="percentage" office:value="0.0940415243171868" calcext:value-type="percentage">
            <text:p>9.4042%</text:p>
          </table:table-cell>
          <table:table-cell office:value-type="float" office:value="0.07" calcext:value-type="float">
            <text:p>0.0700000000</text:p>
          </table:table-cell>
          <table:table-cell office:value-type="float" office:value="14" calcext:value-type="float">
            <text:p>14</text:p>
          </table:table-cell>
          <table:table-cell office:value-type="float" office:value="1414" calcext:value-type="float">
            <text:p>1414</text:p>
          </table:table-cell>
          <table:table-cell office:value-type="float" office:value="3265" calcext:value-type="float">
            <text:p>3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OSPHOROU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PURPLE</text:p>
          </table:table-cell>
          <table:table-cell table:formula="of:=VLOOKUP([.A1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OLID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105" calcext:value-type="float">
            <text:p>0.105</text:p>
          </table:table-cell>
          <table:table-cell table:style-name="ce10" table:formula="of:=[.I16]/[.$I$55]" office:value-type="percentage" office:value="0.000987436005330462" calcext:value-type="percentage">
            <text:p>0.0987%</text:p>
          </table:table-cell>
          <table:table-cell office:value-type="float" office:value="0.0007" calcext:value-type="float">
            <text:p>0.0007000000</text:p>
          </table:table-cell>
          <table:table-cell office:value-type="float" office:value="15" calcext:value-type="float">
            <text:p>15</text:p>
          </table:table-cell>
          <table:table-cell office:value-type="float" office:value="597" calcext:value-type="float">
            <text:p>597</text:p>
          </table:table-cell>
          <table:table-cell office:value-type="float" office:value="431" calcext:value-type="float">
            <text:p>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LPHUR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YELLOW</text:p>
          </table:table-cell>
          <table:table-cell table:formula="of:=VLOOKUP([.A1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OLID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35" calcext:value-type="float">
            <text:p>0.035</text:p>
          </table:table-cell>
          <table:table-cell table:style-name="ce10" table:formula="of:=[.I17]/[.$I$55]" office:value-type="percentage" office:value="0.000329145335110154" calcext:value-type="percentage">
            <text:p>0.0329%</text:p>
          </table:table-cell>
          <table:table-cell office:value-type="float" office:value="0.05" calcext:value-type="float">
            <text:p>0.0500000000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444" calcext:value-type="float">
            <text:p>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YELLOW-GREEN</text:p>
          </table:table-cell>
          <table:table-cell table:formula="of:=VLOOKUP([.A1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-GREEN</text:p>
          </table:table-cell>
          <table:table-cell office:value-type="string" calcext:value-type="string">
            <text:p>GAS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145" calcext:value-type="float">
            <text:p>0.0145</text:p>
          </table:table-cell>
          <table:table-cell table:style-name="ce10" table:formula="of:=[.I18]/[.$I$55]" office:value-type="percentage" office:value="0.000136360210259921" calcext:value-type="percentage">
            <text:p>0.0136%</text:p>
          </table:table-cell>
          <table:table-cell office:value-type="float" office:value="0.0001" calcext:value-type="float">
            <text:p>0.0001000000</text:p>
          </table:table-cell>
          <table:table-cell office:value-type="float" office:value="17" calcext:value-type="float">
            <text:p>17</text:p>
          </table:table-cell>
          <table:table-cell office:value-type="float" office:value="-101" calcext:value-type="float">
            <text:p>-101</text:p>
          </table:table-cell>
          <table:table-cell office:value-type="float" office:value="-34" calcext:value-type="float">
            <text:p>-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G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OLET</text:p>
          </table:table-cell>
          <table:table-cell table:formula="of:=VLOOKUP([.A1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GAS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35" calcext:value-type="float">
            <text:p>0.0035</text:p>
          </table:table-cell>
          <table:table-cell table:style-name="ce10" table:formula="of:=[.I19]/[.$I$55]" office:value-type="percentage" office:value="0.0000329145335110154" calcext:value-type="percentage">
            <text:p>0.0033%</text:p>
          </table:table-cell>
          <table:table-cell office:value-type="float" office:value="0.02" calcext:value-type="float">
            <text:p>0.0200000000</text:p>
          </table:table-cell>
          <table:table-cell office:value-type="float" office:value="18" calcext:value-type="float">
            <text:p>18</text:p>
          </table:table-cell>
          <table:table-cell office:value-type="float" office:value="-189" calcext:value-type="float">
            <text:p>-189</text:p>
          </table:table-cell>
          <table:table-cell office:value-type="float" office:value="-185" calcext:value-type="float">
            <text:p>-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2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table:formula="of:=0.0209" office:value-type="float" office:value="0.0209" calcext:value-type="float">
            <text:p>0.0209</text:p>
          </table:table-cell>
          <table:table-cell office:value-type="float" office:value="2.09" calcext:value-type="float">
            <text:p>2.09</text:p>
          </table:table-cell>
          <table:table-cell table:style-name="ce10" table:formula="of:=[.I20]/[.$I$55]" office:value-type="percentage" office:value="0.019654678582292" calcext:value-type="percentage">
            <text:p>1.9655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YELLOW</text:p>
          </table:table-cell>
          <table:table-cell table:formula="of:=VLOOKUP([.A2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YELLOW</text:p>
          </table:table-cell>
          <table:table-cell office:value-type="string" calcext:value-type="string">
            <text:p>SOLID</text:p>
          </table:table-cell>
          <table:table-cell table:formula="of:=0.0415" office:value-type="float" office:value="0.0415" calcext:value-type="float">
            <text:p>0.0415</text:p>
          </table:table-cell>
          <table:table-cell office:value-type="float" office:value="4.15" calcext:value-type="float">
            <text:p>4.15</text:p>
          </table:table-cell>
          <table:table-cell table:style-name="ce10" table:formula="of:=[.I21]/[.$I$55]" office:value-type="percentage" office:value="0.0390272325916325" calcext:value-type="percentage">
            <text:p>3.9027%</text:p>
          </table:table-cell>
          <table:table-cell office:value-type="float" office:value="0.007" calcext:value-type="float">
            <text:p>0.0070000000</text:p>
          </table:table-cell>
          <table:table-cell office:value-type="float" office:value="20" calcext:value-type="float">
            <text:p>20</text:p>
          </table:table-cell>
          <table:table-cell office:value-type="float" office:value="842" calcext:value-type="float">
            <text:p>842</text:p>
          </table:table-cell>
          <table:table-cell office:value-type="float" office:value="1484" calcext:value-type="float">
            <text:p>1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AN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WHITE</text:p>
          </table:table-cell>
          <table:table-cell table:formula="of:=VLOOKUP([.A2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22" calcext:value-type="float">
            <text:p>0.0022</text:p>
          </table:table-cell>
          <table:table-cell table:style-name="ce10" table:formula="of:=[.I22]/[.$I$55]" office:value-type="percentage" office:value="0.0000206891353497811" calcext:value-type="percentage">
            <text:p>0.0021%</text:p>
          </table:table-cell>
          <table:table-cell table:formula="of:=0.000003" office:value-type="float" office:value="0.000003" calcext:value-type="float">
            <text:p>0.0000030000</text:p>
          </table:table-cell>
          <table:table-cell office:value-type="float" office:value="21" calcext:value-type="float">
            <text:p>21</text:p>
          </table:table-cell>
          <table:table-cell office:value-type="float" office:value="1541" calcext:value-type="float">
            <text:p>1541</text:p>
          </table:table-cell>
          <table:table-cell office:value-type="float" office:value="2836" calcext:value-type="float">
            <text:p>2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 WHITE</text:p>
          </table:table-cell>
          <table:table-cell table:formula="of:=VLOOKUP([.A2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 WHITE</text:p>
          </table:table-cell>
          <table:table-cell office:value-type="string" calcext:value-type="string">
            <text:p>SOLID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565" calcext:value-type="float">
            <text:p>0.565</text:p>
          </table:table-cell>
          <table:table-cell table:style-name="ce10" table:formula="of:=[.I23]/[.$I$55]" office:value-type="percentage" office:value="0.00531334612392106" calcext:value-type="percentage">
            <text:p>0.5313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22" calcext:value-type="float">
            <text:p>22</text:p>
          </table:table-cell>
          <table:table-cell office:value-type="float" office:value="1668" calcext:value-type="float">
            <text:p>1668</text:p>
          </table:table-cell>
          <table:table-cell office:value-type="float" office:value="3287" calcext:value-type="float">
            <text:p>3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A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UE SILVER GREY</text:p>
          </table:table-cell>
          <table:table-cell table:formula="of:=VLOOKUP([.A2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UE SILVER GREY</text:p>
          </table:table-cell>
          <table:table-cell office:value-type="string" calcext:value-type="string">
            <text:p>SOLID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12" calcext:value-type="float">
            <text:p>0.012</text:p>
          </table:table-cell>
          <table:table-cell table:style-name="ce10" table:formula="of:=[.I24]/[.$I$55]" office:value-type="percentage" office:value="0.000112849829180624" calcext:value-type="percentage">
            <text:p>0.0113%</text:p>
          </table:table-cell>
          <table:table-cell office:value-type="float" office:value="0.0001" calcext:value-type="float">
            <text:p>0.0001000000</text:p>
          </table:table-cell>
          <table:table-cell office:value-type="float" office:value="23" calcext:value-type="float">
            <text:p>23</text:p>
          </table:table-cell>
          <table:table-cell office:value-type="float" office:value="1910" calcext:value-type="float">
            <text:p>1910</text:p>
          </table:table-cell>
          <table:table-cell office:value-type="float" office:value="3407" calcext:value-type="float">
            <text:p>3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2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102" calcext:value-type="float">
            <text:p>0.0102</text:p>
          </table:table-cell>
          <table:table-cell table:style-name="ce10" table:formula="of:=[.I25]/[.$I$55]" office:value-type="percentage" office:value="0.0000959223548035306" calcext:value-type="percentage">
            <text:p>0.0096%</text:p>
          </table:table-cell>
          <table:table-cell office:value-type="float" office:value="0.0015" calcext:value-type="float">
            <text:p>0.0015000000</text:p>
          </table:table-cell>
          <table:table-cell office:value-type="float" office:value="24" calcext:value-type="float">
            <text:p>24</text:p>
          </table:table-cell>
          <table:table-cell office:value-type="float" office:value="1907" calcext:value-type="float">
            <text:p>1907</text:p>
          </table:table-cell>
          <table:table-cell office:value-type="float" office:value="2482" calcext:value-type="float">
            <text:p>2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2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95" calcext:value-type="float">
            <text:p>0.095</text:p>
          </table:table-cell>
          <table:table-cell table:style-name="ce10" table:formula="of:=[.I26]/[.$I$55]" office:value-type="percentage" office:value="0.000893394481013275" calcext:value-type="percentage">
            <text:p>0.0893%</text:p>
          </table:table-cell>
          <table:table-cell office:value-type="float" office:value="0.0008" calcext:value-type="float">
            <text:p>0.0008000000</text:p>
          </table:table-cell>
          <table:table-cell office:value-type="float" office:value="25" calcext:value-type="float">
            <text:p>25</text:p>
          </table:table-cell>
          <table:table-cell office:value-type="float" office:value="1246" calcext:value-type="float">
            <text:p>1246</text:p>
          </table:table-cell>
          <table:table-cell office:value-type="float" office:value="2061" calcext:value-type="float">
            <text:p>2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2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563" calcext:value-type="float">
            <text:p>0.0563</text:p>
          </table:table-cell>
          <table:table-cell office:value-type="float" office:value="5.63" calcext:value-type="float">
            <text:p>5.63</text:p>
          </table:table-cell>
          <table:table-cell table:style-name="ce10" table:formula="of:=[.I27]/[.$I$55]" office:value-type="percentage" office:value="0.0529453781905762" calcext:value-type="percentage">
            <text:p>5.2945%</text:p>
          </table:table-cell>
          <table:table-cell office:value-type="float" office:value="0.0011" calcext:value-type="float">
            <text:p>0.0011000000</text:p>
          </table:table-cell>
          <table:table-cell office:value-type="float" office:value="26" calcext:value-type="float">
            <text:p>26</text:p>
          </table:table-cell>
          <table:table-cell office:value-type="float" office:value="1538" calcext:value-type="float">
            <text:p>1538</text:p>
          </table:table-cell>
          <table:table-cell office:value-type="float" office:value="2861" calcext:value-type="float">
            <text:p>2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UE GREY</text:p>
          </table:table-cell>
          <table:table-cell table:formula="of:=VLOOKUP([.A2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UE GREY</text:p>
          </table:table-cell>
          <table:table-cell office:value-type="string" calcext:value-type="string">
            <text:p>SOLID</text:p>
          </table:table-cell>
          <table:table-cell office:value-type="float" office:value="0.025" calcext:value-type="float">
            <text:p>0.025</text:p>
          </table:table-cell>
          <table:table-cell office:value-type="float" office:value="2.5" calcext:value-type="float">
            <text:p>2.5</text:p>
          </table:table-cell>
          <table:table-cell table:style-name="ce10" table:formula="of:=[.I28]/[.$I$55]" office:value-type="percentage" office:value="0.0235103810792967" calcext:value-type="percentage">
            <text:p>2.3510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27" calcext:value-type="float">
            <text:p>27</text:p>
          </table:table-cell>
          <table:table-cell office:value-type="float" office:value="1495" calcext:value-type="float">
            <text:p>1495</text:p>
          </table:table-cell>
          <table:table-cell office:value-type="float" office:value="2927" calcext:value-type="float">
            <text:p>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OLD</text:p>
          </table:table-cell>
          <table:table-cell table:formula="of:=VLOOKUP([.A2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OLD</text:p>
          </table:table-cell>
          <table:table-cell office:value-type="string" calcext:value-type="string">
            <text:p>SOLID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84" calcext:value-type="float">
            <text:p>0.0084</text:p>
          </table:table-cell>
          <table:table-cell table:style-name="ce10" table:formula="of:=[.I29]/[.$I$55]" office:value-type="percentage" office:value="0.0000789948804264369" calcext:value-type="percentage">
            <text:p>0.0079%</text:p>
          </table:table-cell>
          <table:table-cell office:value-type="float" office:value="0.006" calcext:value-type="float">
            <text:p>0.0060000000</text:p>
          </table:table-cell>
          <table:table-cell office:value-type="float" office:value="28" calcext:value-type="float">
            <text:p>28</text:p>
          </table:table-cell>
          <table:table-cell office:value-type="float" office:value="1455" calcext:value-type="float">
            <text:p>1455</text:p>
          </table:table-cell>
          <table:table-cell office:value-type="float" office:value="2730" calcext:value-type="float">
            <text:p>27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ANGE</text:p>
          </table:table-cell>
          <table:table-cell table:formula="of:=VLOOKUP([.A3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OLID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6" calcext:value-type="float">
            <text:p>0.006</text:p>
          </table:table-cell>
          <table:table-cell table:style-name="ce10" table:formula="of:=[.I30]/[.$I$55]" office:value-type="percentage" office:value="0.0000564249145903121" calcext:value-type="percentage">
            <text:p>0.0056%</text:p>
          </table:table-cell>
          <table:table-cell office:value-type="float" office:value="0.000006" calcext:value-type="float">
            <text:p>0.0000060000</text:p>
          </table:table-cell>
          <table:table-cell office:value-type="float" office:value="29" calcext:value-type="float">
            <text:p>29</text:p>
          </table:table-cell>
          <table:table-cell office:value-type="float" office:value="1084" calcext:value-type="float">
            <text:p>1084</text:p>
          </table:table-cell>
          <table:table-cell office:value-type="float" office:value="2562" calcext:value-type="float">
            <text:p>2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3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7" calcext:value-type="float">
            <text:p>0.007</text:p>
          </table:table-cell>
          <table:table-cell table:style-name="ce10" table:formula="of:=[.I31]/[.$I$55]" office:value-type="percentage" office:value="0.0000658290670220308" calcext:value-type="percentage">
            <text:p>0.0066%</text:p>
          </table:table-cell>
          <table:table-cell office:value-type="float" office:value="0.00003" calcext:value-type="float">
            <text:p>0.0000300000</text:p>
          </table:table-cell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office:value-type="float" office:value="907" calcext:value-type="float">
            <text:p>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LL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-BLUE</text:p>
          </table:table-cell>
          <table:table-cell table:formula="of:=VLOOKUP([.A3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-BLUE</text:p>
          </table:table-cell>
          <table:table-cell office:value-type="string" calcext:value-type="string">
            <text:p>SOLID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19" calcext:value-type="float">
            <text:p>0.0019</text:p>
          </table:table-cell>
          <table:table-cell table:style-name="ce10" table:formula="of:=[.I32]/[.$I$55]" office:value-type="percentage" office:value="0.0000178678896202655" calcext:value-type="percentage">
            <text:p>0.0018%</text:p>
          </table:table-cell>
          <table:table-cell office:value-type="float" office:value="0.000001" calcext:value-type="float">
            <text:p>0.000001000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00" calcext:value-type="float">
            <text:p>24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RMA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EY WHITE</text:p>
          </table:table-cell>
          <table:table-cell table:formula="of:=VLOOKUP([.A3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GREY WHITE</text:p>
          </table:table-cell>
          <table:table-cell office:value-type="string" calcext:value-type="string">
            <text:p>SOLID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15" calcext:value-type="float">
            <text:p>0.0015</text:p>
          </table:table-cell>
          <table:table-cell table:style-name="ce10" table:formula="of:=[.I33]/[.$I$55]" office:value-type="percentage" office:value="0.000014106228647578" calcext:value-type="percentage">
            <text:p>0.0014%</text:p>
          </table:table-cell>
          <table:table-cell office:value-type="float" office:value="0.00002" calcext:value-type="float">
            <text:p>0.0000200000</text:p>
          </table:table-cell>
          <table:table-cell office:value-type="float" office:value="32" calcext:value-type="float">
            <text:p>32</text:p>
          </table:table-cell>
          <table:table-cell office:value-type="float" office:value="938" calcext:value-type="float">
            <text:p>938</text:p>
          </table:table-cell>
          <table:table-cell office:value-type="float" office:value="2833" calcext:value-type="float">
            <text:p>2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SENI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SILVER</text:p>
          </table:table-cell>
          <table:table-cell table:formula="of:=VLOOKUP([.A3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18" calcext:value-type="float">
            <text:p>0.0018</text:p>
          </table:table-cell>
          <table:table-cell table:style-name="ce10" table:formula="of:=[.I34]/[.$I$55]" office:value-type="percentage" office:value="0.0000169274743770936" calcext:value-type="percentage">
            <text:p>0.0017%</text:p>
          </table:table-cell>
          <table:table-cell office:value-type="float" office:value="0.0000008" calcext:value-type="float">
            <text:p>0.0000008000</text:p>
          </table:table-cell>
          <table:table-cell office:value-type="float" office:value="33" calcext:value-type="float">
            <text:p>33</text:p>
          </table:table-cell>
          <table:table-cell office:value-type="float" office:value="817" calcext:value-type="float">
            <text:p>817</text:p>
          </table:table-cell>
          <table:table-cell office:value-type="float" office:value="614" calcext:value-type="float">
            <text:p>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RED</text:p>
          </table:table-cell>
          <table:table-cell table:formula="of:=VLOOKUP([.A3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ID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5" calcext:value-type="float">
            <text:p>0.0005</text:p>
          </table:table-cell>
          <table:table-cell table:style-name="ce10" table:formula="of:=[.I35]/[.$I$55]" office:value-type="percentage" office:value="0.00000470207621585934" calcext:value-type="percentage">
            <text:p>0.0005%</text:p>
          </table:table-cell>
          <table:table-cell office:value-type="float" office:value="0.000003" calcext:value-type="float">
            <text:p>0.0000030000</text:p>
          </table:table-cell>
          <table:table-cell office:value-type="float" office:value="34" calcext:value-type="float">
            <text:p>34</text:p>
          </table:table-cell>
          <table:table-cell office:value-type="float" office:value="221" calcext:value-type="float">
            <text:p>221</text:p>
          </table:table-cell>
          <table:table-cell office:value-type="float" office:value="685" calcext:value-type="float">
            <text:p>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RED-BROWN</text:p>
          </table:table-cell>
          <table:table-cell table:formula="of:=VLOOKUP([.A3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RED-BROWN</text:p>
          </table:table-cell>
          <table:table-cell office:value-type="string" calcext:value-type="string">
            <text:p>GAS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24" calcext:value-type="float">
            <text:p>0.024</text:p>
          </table:table-cell>
          <table:table-cell table:style-name="ce10" table:formula="of:=[.I36]/[.$I$55]" office:value-type="percentage" office:value="0.000225699658361248" calcext:value-type="percentage">
            <text:p>0.0226%</text:p>
          </table:table-cell>
          <table:table-cell office:value-type="float" office:value="0.0000007" calcext:value-type="float">
            <text:p>0.0000007000</text:p>
          </table:table-cell>
          <table:table-cell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YPT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table:formula="of:=VLOOKUP([.A3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S</text:p>
          </table:table-cell>
          <table:table-cell table:formula="of:=0.00001"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table:style-name="ce10" table:formula="of:=[.I37]/[.$I$55]" office:value-type="percentage" office:value="0.00000940415243171868" calcext:value-type="percentage">
            <text:p>0.0009%</text:p>
          </table:table-cell>
          <table:table-cell office:value-type="float" office:value="0.000004" calcext:value-type="float">
            <text:p>0.0000040000</text:p>
          </table:table-cell>
          <table:table-cell office:value-type="float" office:value="36" calcext:value-type="float">
            <text:p>36</text:p>
          </table:table-cell>
          <table:table-cell office:value-type="float" office:value="-157" calcext:value-type="float">
            <text:p>-157</text:p>
          </table:table-cell>
          <table:table-cell office:value-type="float" office:value="-153" calcext:value-type="float">
            <text:p>-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38];$'available colours'[.$A$2:.$R$13];1;0)" office:value-type="string" office:string-value="" calcext:value-type="error">
            <text:p>Err:509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75" calcext:value-type="float">
            <text:p>0.0075</text:p>
          </table:table-cell>
          <table:table-cell table:style-name="ce10" table:formula="of:=[.I38]/[.$I$55]" office:value-type="percentage" office:value="0.0000705311432378901" calcext:value-type="percentage">
            <text:p>0.0071%</text:p>
          </table:table-cell>
          <table:table-cell office:value-type="float" office:value="0.00000006" calcext:value-type="float">
            <text:p>0.000000060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office:value-type="float" office:value="2210" calcext:value-type="float">
            <text:p>22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OLD</text:p>
          </table:table-cell>
          <table:table-cell table:formula="of:=VLOOKUP([.A39];[.E45:.F47];1;0)" office:value-type="string" office:string-value="" calcext:value-type="error">
            <text:p>#N/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OLID</text:p>
          </table:table-cell>
          <table:table-cell table:formula="of:=0.00004" office:value-type="float" office:value="0.00004" calcext:value-type="float">
            <text:p>4E-05</text:p>
          </table:table-cell>
          <table:table-cell office:value-type="float" office:value="0.004" calcext:value-type="float">
            <text:p>0.004</text:p>
          </table:table-cell>
          <table:table-cell table:style-name="ce10" table:formula="of:=[.I39]/[.$I$55]" office:value-type="percentage" office:value="0.0000376166097268747" calcext:value-type="percentage">
            <text:p>0.0038%</text:p>
          </table:table-cell>
          <table:table-cell office:value-type="float" office:value="0.00000006" calcext:value-type="float">
            <text:p>0.0000000600</text:p>
          </table:table-cell>
          <table:table-cell office:value-type="float" office:value="79" calcext:value-type="float">
            <text:p>79</text:p>
          </table:table-cell>
          <table:table-cell office:value-type="float" office:value="1064" calcext:value-type="float">
            <text:p>1064</text:p>
          </table:table-cell>
          <table:table-cell office:value-type="float" office:value="2970" calcext:value-type="float">
            <text:p>29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YAN</text:p>
          </table:table-cell>
          <table:table-cell table:formula="of:=VLOOKUP([.A4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SOLID</text:p>
          </table:table-cell>
          <table:table-cell table:formula="of:=0.0000027" office:value-type="float" office:value="0.0000027" calcext:value-type="float">
            <text:p>2.7E-06</text:p>
          </table:table-cell>
          <table:table-cell office:value-type="float" office:value="0.00027" calcext:value-type="float">
            <text:p>0.00027</text:p>
          </table:table-cell>
          <table:table-cell table:style-name="ce10" table:formula="of:=[.I40]/[.$I$55]" office:value-type="percentage" office:value="0.00000253912115656404" calcext:value-type="percentage">
            <text:p>0.0003%</text:p>
          </table:table-cell>
          <table:table-cell office:value-type="float" office:value="0.00000002" calcext:value-type="float">
            <text:p>0.0000000200</text:p>
          </table:table-cell>
          <table:table-cell office:value-type="float" office:value="92" calcext:value-type="float">
            <text:p>92</text:p>
          </table:table-cell>
          <table:table-cell office:value-type="float" office:value="1132" calcext:value-type="float">
            <text:p>1132</text:p>
          </table:table-cell>
          <table:table-cell office:value-type="float" office:value="4131" calcext:value-type="float">
            <text:p>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UTO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GENTA</text:p>
          </table:table-cell>
          <table:table-cell table:formula="of:=VLOOKUP([.A4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SOLID</text:p>
          </table:table-cell>
          <table:table-cell table:formula="of:=[.H40]/1000" office:value-type="float" office:value="0.0000000027" calcext:value-type="float">
            <text:p>2.7E-09</text:p>
          </table:table-cell>
          <table:table-cell office:value-type="float" office:value="0.000135" calcext:value-type="float">
            <text:p>0.000135</text:p>
          </table:table-cell>
          <table:table-cell table:style-name="ce10" table:formula="of:=[.I41]/[.$I$55]" office:value-type="percentage" office:value="0.00000126956057828202" calcext:value-type="percentage">
            <text:p>0.0001%</text:p>
          </table:table-cell>
          <table:table-cell table:formula="of:=[.K40]/2" office:value-type="float" office:value="0.00000001" calcext:value-type="float">
            <text:p>0.0000000100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office:value-type="float" office:value="3228" calcext:value-type="float">
            <text:p>322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YDROXIDE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9]/5" office:value-type="float" office:value="0.0922" calcext:value-type="float">
            <text:p>0.0922</text:p>
          </table:table-cell>
          <table:table-cell/>
          <table:table-cell table:style-name="ce10" table:formula="of:=[.I42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388" calcext:value-type="float">
            <text:p>138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ARBONATE</text:p>
          </table:table-cell>
          <table:table-cell office:value-type="float" office:value="-2" calcext:value-type="float">
            <text:p>-2</text:p>
          </table:table-cell>
          <table:table-cell table:number-columns-repeated="5"/>
          <table:table-cell table:formula="of:=[.H7]/5" office:value-type="float" office:value="0.00004" calcext:value-type="float">
            <text:p>4E-05</text:p>
          </table:table-cell>
          <table:table-cell/>
          <table:table-cell table:style-name="ce10" table:formula="of:=[.I43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MIDE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8]/5" office:value-type="float" office:value="0.000000038" calcext:value-type="float">
            <text:p>3.8E-08</text:p>
          </table:table-cell>
          <table:table-cell/>
          <table:table-cell table:style-name="ce10" table:formula="of:=[.I44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ORATE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style-name="ce10" table:formula="of:=[.I45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575" calcext:value-type="float">
            <text:p>157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YDROGEN CARBONATE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style-name="ce10" table:formula="of:=[.I46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ULPHATE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style-name="ce10" table:formula="of:=[.I47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429" calcext:value-type="float">
            <text:p>142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NITRATE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style-name="ce10" table:formula="of:=[.I48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80" calcext:value-type="float">
            <text:p>38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TH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40]*1000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49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182" calcext:value-type="float">
            <text:p>-182</text:p>
          </table:table-cell>
          <table:table-cell office:value-type="float" office:value="-161" calcext:value-type="float">
            <text:p>-16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UT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49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0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140" calcext:value-type="float">
            <text:p>-140</text:p>
          </table:table-cell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OCT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0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1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57" calcext:value-type="float">
            <text:p>-57</text:p>
          </table:table-cell>
          <table:table-cell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ICOS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1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2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ENZE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2]/5" office:value-type="float" office:value="0.00054" calcext:value-type="float">
            <text:p>0.00054</text:p>
          </table:table-cell>
          <table:table-cell office:value-type="float" office:value="0.0054" calcext:value-type="float">
            <text:p>0.0054</text:p>
          </table:table-cell>
          <table:table-cell table:style-name="ce10" table:formula="of:=[.I53]/[.$I$55]" office:value-type="percentage" office:value="0.0000507824231312809" calcext:value-type="percentage">
            <text:p>0.0051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TOTAL MASS</text:p>
          </table:table-cell>
          <table:table-cell table:formula="of:=SUM([.H2:.H53])" office:value-type="float" office:value="1.1497769307" calcext:value-type="float">
            <text:p>1.1497769307</text:p>
          </table:table-cell>
          <table:table-cell table:formula="of:=SUM([.I2:.I53])" office:value-type="float" office:value="106.336005" calcext:value-type="float">
            <text:p>106.336005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/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C DATUM</text:p>
          </table:table-cell>
          <table:table-cell table:formula="of:=[.H7]" office:value-type="float" office:value="0.0002" calcext:value-type="float">
            <text:p>0.0002</text:p>
          </table:table-cell>
          <table:table-cell table:formula="of:=[.I7]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UNDS" table:style-name="ta1">
        <office:forms form:automatic-focus="false" form:apply-design-mode="false"/>
        <table:table-column table:style-name="co2" table:default-cell-style-name="ce4"/>
        <table:table-column table:style-name="co1" table:number-columns-repeated="4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978" table:default-cell-style-name="Default"/>
        <table:table-row table:style-name="ro1">
          <table:table-cell/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ELIUM</text:p>
          </table:table-cell>
          <table:table-cell table:style-name="ce1" office:value-type="string" calcext:value-type="string">
            <text:p>LITHIUM</text:p>
          </table:table-cell>
          <table:table-cell table:style-name="ce1" office:value-type="string" calcext:value-type="string">
            <text:p>BERYLLIUM</text:p>
          </table:table-cell>
          <table:table-cell table:style-name="ce1" office:value-type="string" calcext:value-type="string">
            <text:p>BORON</text:p>
          </table:table-cell>
          <table:table-cell table:style-name="ce1" office:value-type="string" calcext:value-type="string">
            <text:p>CARBON</text:p>
          </table:table-cell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FLUORINE</text:p>
          </table:table-cell>
          <table:table-cell table:style-name="ce1" office:value-type="string" calcext:value-type="string">
            <text:p>NEON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MAGNESIUM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SILICON</text:p>
          </table:table-cell>
          <table:table-cell table:style-name="ce1" office:value-type="string" calcext:value-type="string">
            <text:p>PHOSPHOROUS</text:p>
          </table:table-cell>
          <table:table-cell table:style-name="ce1" office:value-type="string" calcext:value-type="string">
            <text:p>SULPHUR</text:p>
          </table:table-cell>
          <table:table-cell table:style-name="ce1" office:value-type="string" calcext:value-type="string">
            <text:p>CHLORINE</text:p>
          </table:table-cell>
          <table:table-cell table:style-name="ce1" office:value-type="string" calcext:value-type="string">
            <text:p>ARGON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SCANDIUM</text:p>
          </table:table-cell>
          <table:table-cell table:style-name="ce1" office:value-type="string" calcext:value-type="string">
            <text:p>TITANIUM</text:p>
          </table:table-cell>
          <table:table-cell table:style-name="ce1" office:value-type="string" calcext:value-type="string">
            <text:p>VANADIUM</text:p>
          </table:table-cell>
          <table:table-cell table:style-name="ce1" office:value-type="string" calcext:value-type="string">
            <text:p>CHROMIUM</text:p>
          </table:table-cell>
          <table:table-cell table:style-name="ce1" office:value-type="string" calcext:value-type="string">
            <text:p>MANGANESE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COBALT</text:p>
          </table:table-cell>
          <table:table-cell table:style-name="ce1" office:value-type="string" calcext:value-type="string">
            <text:p>NICKEL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ZINC</text:p>
          </table:table-cell>
          <table:table-cell table:style-name="ce1" office:value-type="string" calcext:value-type="string">
            <text:p>GALLIUM</text:p>
          </table:table-cell>
          <table:table-cell table:style-name="ce1" office:value-type="string" calcext:value-type="string">
            <text:p>GERMANIUM</text:p>
          </table:table-cell>
          <table:table-cell table:style-name="ce1" office:value-type="string" calcext:value-type="string">
            <text:p>ARSENIC</text:p>
          </table:table-cell>
          <table:table-cell table:style-name="ce1" office:value-type="string" calcext:value-type="string">
            <text:p>SELENIUM</text:p>
          </table:table-cell>
          <table:table-cell table:style-name="ce1" office:value-type="string" calcext:value-type="string">
            <text:p>BROMINE</text:p>
          </table:table-cell>
          <table:table-cell table:style-name="ce1" office:value-type="string" calcext:value-type="string">
            <text:p>KRYPTON</text:p>
          </table:table-cell>
          <table:table-cell table:style-name="ce1" office:value-type="string" calcext:value-type="string">
            <text:p>SILVER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URANIUM</text:p>
          </table:table-cell>
          <table:table-cell table:style-name="ce1" office:value-type="string" calcext:value-type="string">
            <text:p>PLUTONIUM</text:p>
          </table:table-cell>
          <table:table-cell table:style-name="ce4" office:value-type="string" calcext:value-type="string">
            <text:p>HYDROXIDE</text:p>
          </table:table-cell>
          <table:table-cell table:style-name="ce4" office:value-type="string" calcext:value-type="string">
            <text:p>CARBONATE</text:p>
          </table:table-cell>
          <table:table-cell table:style-name="ce4" office:value-type="string" calcext:value-type="string">
            <text:p>AMIDE</text:p>
          </table:table-cell>
          <table:table-cell table:style-name="ce4" office:value-type="string" calcext:value-type="string">
            <text:p>BORATE</text:p>
          </table:table-cell>
          <table:table-cell table:style-name="ce4" office:value-type="string" calcext:value-type="string">
            <text:p>HYDROGEN CARBONATE</text:p>
          </table:table-cell>
          <table:table-cell table:style-name="ce4" office:value-type="string" calcext:value-type="string">
            <text:p>SULPHATE</text:p>
          </table:table-cell>
          <table:table-cell table:style-name="ce4" office:value-type="string" calcext:value-type="string">
            <text:p>NITRATE</text:p>
          </table:table-cell>
          <table:table-cell table:style-name="ce4" office:value-type="string" calcext:value-type="string">
            <text:p>METHANE</text:p>
          </table:table-cell>
          <table:table-cell table:style-name="ce4" office:value-type="string" calcext:value-type="string">
            <text:p>BUTANE</text:p>
          </table:table-cell>
          <table:table-cell table:style-name="ce4" office:value-type="string" calcext:value-type="string">
            <text:p>OCTANE</text:p>
          </table:table-cell>
          <table:table-cell table:style-name="ce4" office:value-type="string" calcext:value-type="string">
            <text:p>ICOSANE</text:p>
          </table:table-cell>
          <table:table-cell table:style-name="ce4" office:value-type="string" calcext:value-type="string">
            <text:p>BENZENE</text:p>
          </table:table-cell>
          <table:table-cell table:style-name="ce4" table:number-columns-repeated="971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HEL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LITH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BERYLLI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BO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FLUOR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NEO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MAGNES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SILIC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PHOSPHORO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SULPH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CHLOR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RGO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POTASS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CALC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SCAN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TITAN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VANA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CHROM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MANGANE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IR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COBA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NICK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ZIN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GAL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GERM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RSE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SELE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BROM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KRYPTON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PLUTON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ETHANE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BUTANE</text:p>
          </table:table-cell>
          <table:table-cell table:number-columns-repeated="4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OCTANE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ICOSANE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BENZENE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ELEMENT PROPERTIES'.A2:'ELEMENT PROPERTIES'.AMJ5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3" loext:min-decimal-places="3" number:min-integer-digits="1"/>
      <number:text>%</number:text>
    </number:percentage-style>
    <number:percentage-style style:name="N113">
      <number:number number:decimal-places="4" loext:min-decimal-places="4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 style:data-style-name="N2" text:time-value="19:21:08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3:05:45.934000000</meta:creation-date>
    <dc:date>2019-09-29T22:17:31.560000000</dc:date>
    <meta:editing-duration>PT1H54M43S</meta:editing-duration>
    <meta:editing-cycles>8</meta:editing-cycles>
    <meta:generator>LibreOffice/5.2.0.4$Windows_x86 LibreOffice_project/066b007f5ebcc236395c7d282ba488bca6720265</meta:generator>
    <meta:document-statistic meta:table-count="3" meta:cell-count="3137" meta:object-count="0"/>
  </office:meta>
</office:document-meta>
</file>